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P1" style:family="paragraph" style:parent-style-name="Standard">
      <style:paragraph-properties fo:text-align="center" style:justify-single-word="false"/>
      <style:text-properties fo:font-size="16pt" fo:font-weight="bold" officeooo:rsid="0016af70" officeooo:paragraph-rsid="0016af70" style:font-size-asian="16pt" style:font-weight-asian="bold" style:font-size-complex="16pt" style:font-weight-complex="bold"/>
    </style:style>
    <style:style style:name="P2" style:family="paragraph" style:parent-style-name="Standard">
      <style:paragraph-properties fo:text-align="end" style:justify-single-word="false"/>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text-align="justify" style:justify-single-word="false"/>
      <style:text-properties officeooo:rsid="0017f394" officeooo:paragraph-rsid="0017f394"/>
    </style:style>
    <style:style style:name="P5" style:family="paragraph" style:parent-style-name="Standard">
      <style:text-properties officeooo:paragraph-rsid="0017f394"/>
    </style:style>
    <style:style style:name="P6" style:family="paragraph" style:parent-style-name="Standard">
      <style:paragraph-properties fo:text-align="end" style:justify-single-word="false"/>
      <style:text-properties fo:font-style="italic" style:font-style-asian="italic" style:font-style-complex="italic"/>
    </style:style>
    <style:style style:name="P7" style:family="paragraph" style:parent-style-name="Standard">
      <style:paragraph-properties fo:text-align="start" style:justify-single-word="false"/>
      <style:text-properties fo:font-style="italic" style:font-style-asian="italic" style:font-style-complex="italic"/>
    </style:style>
    <style:style style:name="P8" style:family="paragraph" style:parent-style-name="Standard">
      <style:paragraph-properties fo:text-align="justify" style:justify-single-word="false"/>
      <style:text-properties officeooo:paragraph-rsid="0017f394"/>
    </style:style>
    <style:style style:name="T1" style:family="text">
      <style:text-properties officeooo:rsid="0017f394"/>
    </style:style>
    <style:style style:name="T2" style:family="text">
      <style:text-properties fo:font-style="normal" style:font-style-asian="normal" style:font-style-complex="normal"/>
    </style:style>
    <style:style style:name="T3" style:family="text">
      <style:text-properties officeooo:rsid="001bf52c"/>
    </style:style>
    <style:style style:name="T4" style:family="text">
      <style:text-properties fo:font-weight="bold" officeooo:rsid="001bf52c" style:font-weight-asian="bold" style:font-weight-complex="bold"/>
    </style:style>
    <style:style style:name="T5" style:family="text">
      <style:text-properties fo:font-weight="bold" officeooo:rsid="001c0d33" style:font-weight-asian="bold" style:font-weight-complex="bold"/>
    </style:style>
    <style:style style:name="T6" style:family="text">
      <style:text-properties style:text-underline-style="solid" style:text-underline-width="auto" style:text-underline-color="font-color"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M - </text:span>Explication de texte</text:p>
      <text:p text:style-name="Standard"/>
      <text:p text:style-name="Standard"/>
      <table:table table:name="Tableau1" table:style-name="Tableau1">
        <table:table-column table:style-name="Tableau1.A"/>
        <table:table-row table:style-name="TableLine1973278451712">
          <table:table-cell table:style-name="Tableau1.A1" office:value-type="string">
            <text:p text:style-name="P8"><text:span text:style-name="T1">Pendant la semaine de distanciel, prenez quatre heures pour faire une explication de texte complète. </text:span><text:span text:style-name="T3">Le devoir est à rendre le </text:span><text:span text:style-name="T5">jeudi 1er</text:span><text:span text:style-name="T4"> avril</text:span><text:span text:style-name="T3">.</text:span></text:p>
            <text:p text:style-name="P4"/>
            <text:p text:style-name="P4"><text:span text:style-name="T6">Attention :</text:span> Tout plagiat, même partiel, donnera lieu à un zéro et l’élève aura à faire un nouveau travail.</text:p>
          </table:table-cell>
        </table:table-row>
      </table:table>
      <text:p text:style-name="P5"/>
      <text:p text:style-name="Standard"/>
      <text:p text:style-name="Standard"/>
      <text:p text:style-name="P3">Nous disons que le plaisir est le principe et la fin de la vie bienheureuse. Car c'est lui que nous avons reconnu comme le bien premier et conforme à la nature, c'est en lui que nous trouvons le principe de tout choix et de tout refus, et c'est à lui que nous aboutissons en jugeant tout bien d'après ce que nous sentons. Et parce que c'est là le bien premier et naturel, pour cette raison aussi nous ne choisissons pas tout plaisir, mais il y a des cas où nous passons par-dessus de nombreux plaisirs, lorsqu'il en découle pour nous un désagrément plus grand ; et nous regardons beaucoup de douleurs comme valant mieux que des plaisirs quand, pour nous, un plaisir plus grand suit, pour avoir souffert longtemps. Tout plaisir, donc, du fait qu'il a une nature appropriée à la nôtre, est un bien : tout plaisir, cependant, ne doit pas être choisi ; de même aussi toute douleur est un mal, mais toute douleur n'est pas telle qu'elle doive toujours être évitée. Cependant, c'est par la comparaison et l'examen des avantages et des désavantages qu'il convient de juger de tout cela. Car nous en usons, en certaines circonstances, avec le bien, comme s'il était un mal, et avec le mal, inversement, comme s'il était un bien.</text:p>
      <text:p text:style-name="Standard"/>
      <text:p text:style-name="P2">ÉPICURE, <text:span text:style-name="T2">Lettre à Ménécée</text:span></text:p>
      <text:p text:style-name="P6"/>
      <text:p text:style-name="P6"/>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6T14:28:51.351000000</meta:creation-date>
    <dc:date>2021-03-18T15:52:56.772000000</dc:date>
    <meta:editing-duration>PT5M44S</meta:editing-duration>
    <meta:editing-cycles>4</meta:editing-cycles>
    <meta:generator>LibreOffice/7.3.1.3$Windows_X86_64 LibreOffice_project/a69ca51ded25f3eefd52d7bf9a5fad8c90b87951</meta:generator>
    <meta:document-statistic meta:table-count="1" meta:image-count="0" meta:object-count="0" meta:page-count="1" meta:paragraph-count="5" meta:word-count="270" meta:character-count="1519" meta:non-whitespace-character-count="1254"/>
  </office:meta>
</office:document-meta>
</file>